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67cm" fo:min-width="4.327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2.29cm" fo:min-width="5.0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2.29cm" fo:min-width="10.93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Nimbus Mono PS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Nimbus Mono PS"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font-name="Nimbus Mono P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4.826cm" svg:height="4.826cm" svg:x="1.508cm" svg:y="7.731cm">
          <text:p text:style-name="P1">Database:</text:p>
          <text:p text:style-name="P2">- name</text:p>
          <text:p text:style-name="P2">- address</text:p>
          <text:p text:style-name="P2">- ID documen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5.588cm" svg:height="2.54cm" svg:x="1.1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108cm" svg:height="1.673cm" svg:x="1.353cm" svg:y="1.508cm">
          <draw:text-box>
            <text:p>Loan application</text:p>
            <text:p>form</text:p>
          </draw:text-box>
        </draw:frame>
        <draw:custom-shape draw:style-name="gr2" draw:text-style-name="P3" draw:layer="layout" svg:width="5.588cm" svg:height="2.54cm" svg:x="6.9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511cm" svg:height="1.673cm" svg:x="7.153cm" svg:y="1.508cm">
          <draw:text-box>
            <text:p>Loan approval</text:p>
            <text:p>form</text:p>
          </draw:text-box>
        </draw:frame>
        <draw:custom-shape draw:style-name="gr4" draw:text-style-name="P3" draw:layer="layout" svg:width="11.43cm" svg:height="2.54cm" svg:x="1.127cm" svg:y="4.4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662cm" svg:height="0.962cm" svg:x="3.482cm" svg:y="4.737cm">
          <draw:text-box>
            <text:p>Loan backend service</text:p>
          </draw:text-box>
        </draw:frame>
        <draw:frame draw:style-name="gr3" draw:text-style-name="P6" draw:layer="layout" svg:width="10.577cm" svg:height="0.747cm" svg:x="1cm" svg:y="6.334cm">
          <draw:text-box>
            <text:p text:style-name="P5"><text:span text:style-name="T1">CustomerRepository.getIdDocument()</text:span></text:p>
          </draw:text-box>
        </draw:frame>
        <draw:line draw:style-name="gr5" draw:text-style-name="P7" draw:layer="layout" svg:x1="3.921cm" svg:y1="3.667cm" svg:x2="3.921cm" svg:y2="4.429cm">
          <text:p/>
        </draw:line>
        <draw:line draw:style-name="gr5" draw:text-style-name="P7" draw:layer="layout" svg:x1="9.636cm" svg:y1="3.667cm" svg:x2="9.636cm" svg:y2="4.429cm">
          <text:p/>
        </draw:line>
        <draw:line draw:style-name="gr5" draw:text-style-name="P7" draw:layer="layout" svg:x1="3.921cm" svg:y1="6.969cm" svg:x2="3.921cm" svg:y2="7.7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4T12:32:33.382290503</meta:creation-date>
    <dc:date>2020-04-04T12:42:54.418682753</dc:date>
    <meta:editing-duration>PT11S</meta:editing-duration>
    <meta:editing-cycles>1</meta:editing-cycles>
    <meta:document-statistic meta:object-count="11"/>
    <meta:generator>LibreOffice/6.3.5.2$Linux_X86_64 LibreOffice_project/30$Build-2</meta:generator>
  </office:meta>
</office:document-meta>
</file>